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1d5770" officeooo:paragraph-rsid="001d5770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officeooo:rsid="001d5770" officeooo:paragraph-rsid="001d5770" style:font-size-asian="13pt" style:font-size-complex="13pt"/>
    </style:style>
    <style:style style:name="P3" style:family="paragraph" style:parent-style-name="Standard">
      <style:text-properties fo:font-size="13pt" officeooo:rsid="001d5770" officeooo:paragraph-rsid="00221825" style:font-size-asian="13pt" style:font-size-complex="13pt"/>
    </style:style>
    <style:style style:name="P4" style:family="paragraph" style:parent-style-name="Standard">
      <style:paragraph-properties fo:text-align="end" style:justify-single-word="false"/>
      <style:text-properties fo:font-size="13pt" officeooo:rsid="001d5770" officeooo:paragraph-rsid="0029235d" style:font-size-asian="13pt" style:font-size-complex="13pt"/>
    </style:style>
    <style:style style:name="P5" style:family="paragraph" style:parent-style-name="Standard">
      <style:text-properties fo:font-size="13pt" officeooo:rsid="0029235d" officeooo:paragraph-rsid="001d5770" style:font-size-asian="13pt" style:font-size-complex="13pt"/>
    </style:style>
    <style:style style:name="P6" style:family="paragraph" style:parent-style-name="Standard">
      <style:text-properties fo:font-size="13pt" officeooo:rsid="0029235d" officeooo:paragraph-rsid="0029235d" style:font-size-asian="13pt" style:font-size-complex="13pt"/>
    </style:style>
    <style:style style:name="P7" style:family="paragraph" style:parent-style-name="Standard">
      <style:text-properties fo:font-size="13pt" officeooo:rsid="0023691b" officeooo:paragraph-rsid="0023691b" style:font-size-asian="13pt" style:font-size-complex="13pt"/>
    </style:style>
    <style:style style:name="P8" style:family="paragraph" style:parent-style-name="Standard">
      <style:text-properties fo:font-size="13pt" officeooo:rsid="00287344" officeooo:paragraph-rsid="00287344" style:font-size-asian="13pt" style:font-size-complex="13pt"/>
    </style:style>
    <style:style style:name="P9" style:family="paragraph" style:parent-style-name="Standard">
      <style:text-properties fo:font-size="13pt" officeooo:rsid="0025f462" officeooo:paragraph-rsid="0025f462" style:font-size-asian="13pt" style:font-size-complex="13pt"/>
    </style:style>
    <style:style style:name="P10" style:family="paragraph" style:parent-style-name="Standard">
      <style:text-properties fo:font-size="13pt" officeooo:rsid="001ff1b2" officeooo:paragraph-rsid="001ff1b2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29235d" officeooo:paragraph-rsid="0029235d" style:font-size-asian="13pt" style:font-weight-asian="normal" style:font-size-complex="13pt" style:font-weight-complex="normal"/>
    </style:style>
    <style:style style:name="T1" style:family="text">
      <style:text-properties officeooo:rsid="001e28de"/>
    </style:style>
    <style:style style:name="T2" style:family="text">
      <style:text-properties officeooo:rsid="00221825"/>
    </style:style>
    <style:style style:name="T3" style:family="text">
      <style:text-properties officeooo:rsid="0024f520"/>
    </style:style>
    <style:style style:name="T4" style:family="text">
      <style:text-properties officeooo:rsid="0027df8e"/>
    </style:style>
    <style:style style:name="T5" style:family="text">
      <style:text-properties officeooo:rsid="002923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raków</text:p>
      <text:p text:style-name="P11">8.11.2016</text:p>
      <text:p text:style-name="P1">Port Lotniczy – <text:span text:style-name="T4">Rezerwacja biletów</text:span></text:p>
      <text:p text:style-name="P2"/>
      <text:p text:style-name="P5"/>
      <text:p text:style-name="P5"/>
      <text:p text:style-name="P3">Projekt będzie obejmował obszar działania lotniska między miastowego w zakresie <text:span text:style-name="T1">zarządzania i rezerwacji lotami między krajowymi</text:span>. <text:span text:style-name="T2">Katalog zawierał będzie dane na temat rezerwacji biletów przez pasażerów na konkretny lot. Znajdować się także będą <text:s/>informacje na temat zniżek biletów.</text:span></text:p>
      <text:p text:style-name="P3"><text:s text:c="2"/></text:p>
      <text:p text:style-name="P7">Port lotniczy obsługiwać będzie dużą liczbę klientów, od każdego z nich wymagane są dane <text:span text:style-name="T3">kontaktowe. Wszelkie rezerwacje i zakup biletu odbywa się prze drogę sieciową. Aby potwierdzić rezerwacje, należy najpierw opłacić cenę biletu. Bilet może podlegać dostępnym zniżką.</text:span></text:p>
      <text:p text:style-name="P2"/>
      <text:p text:style-name="P8">Każda rezerwacja posiada wybrane przez klienta siedzenie w wybranej klasie lotu. Rezerwacja obejmuje także konkretny lot wraz z przybyciem i odlotem samolotu, co odpowiada terminowi rezerwacji. <text:span text:style-name="T5">Wszelkie rezerwacje są zależne od dziennego rozkładu lotu oraz od pojemności samolotu.</text:span></text:p>
      <text:p text:style-name="P2"/>
      <text:p text:style-name="P9">Często się zdarza że klient chce zrezygnować z lotu <text:span text:style-name="T4">za co musi ponieść opłatę. Każdy bilet którego czas rezerwacji minął, obojętnie czy klient skorzystał z biletu czy nie, zostaje zarchiwizowany </text:span></text:p>
      <text:p text:style-name="P2"/>
      <text:p text:style-name="P6">Projektowana aplikacja ma zapewnić łatwe i wygodne korzystanie i zarządzanie katalogiem, który pozwoli na wygodną obsługę księgowania biletów oraz zapewni niezbędne informacje na temat danej rezerwacji.</text:p>
      <text:p text:style-name="P10"/>
      <text:p text:style-name="P10"/>
      <text:p text:style-name="P4">Michał Więckow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5:33.783000000</meta:creation-date>
    <dc:date>2016-11-08T07:05:28.802000000</dc:date>
    <meta:editing-duration>PT1H27M42S</meta:editing-duration>
    <meta:editing-cycles>4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10" meta:word-count="178" meta:character-count="1297" meta:non-whitespace-character-count="1123"/>
  </office:meta>
</office:document-meta>
</file>